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4925in" fo:margin-right="0in" fo:text-indent="0in" style:auto-text-indent="false"/>
    </style:style>
    <style:style style:name="P2" style:family="paragraph" style:parent-style-name="BNF">
      <style:paragraph-properties fo:text-align="justify" style:justify-single-word="false"/>
    </style:style>
    <style:style style:name="T1" style:family="text">
      <style:text-properties style:font-name="DejaVu Sans" style:font-name-asian="DejaVu Sans Mono" style:font-name-complex="DejaVu Sans Mono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xical analysis</text:h>
      <text:p text:style-name="Text_20_body">The Unicode character set for program text. However all keywords and syntax use characters drawn from the Basic Latin block.</text:p>
      <text:h text:style-name="Heading_20_2" text:outline-level="2">Line structure</text:h>
      <text:p text:style-name="BNF"><text:span text:style-name="Teletype">logicalline<text:tab/><text:tab/>::= (physicalline | chars [“\” newline logicalline])</text:span></text:p>
      <text:p text:style-name="BNF"><text:span text:style-name="Teletype">physicalline<text:tab/>::= chars newline</text:span></text:p>
      <text:p text:style-name="BNF"><text:span text:style-name="Teletype">chars<text:tab/><text:tab/><text:tab/>::= &lt;any Unicode character&gt;*</text:span></text:p>
      <text:p text:style-name="BNF"><text:span text:style-name="Teletype">newline <text:tab/><text:tab/>::= [“\r”] “\n”</text:span></text:p>
      <text:p text:style-name="Text_20_body">A program consists of a series of expressions with one expression per logical line</text:p>
      <text:h text:style-name="Heading_20_3" text:outline-level="3">Logical line</text:h>
      <text:p text:style-name="Text_20_body">A logical line is a concatenation of a series of physical lines each one terminated with a [REVERSE SOLIDUS] [NEWLINE] sequence. <text:s/>The logical line it's self is terminated with a single NEWLINE on the last physical line.</text:p>
      <text:p text:style-name="Text_20_body">Expressions may not cross logical line boundaries</text:p>
      <text:h text:style-name="Heading_20_3" text:outline-level="3">Physical line</text:h>
      <text:p text:style-name="Text_20_body">A series of Unicode characters terminated with a [NEWLINE]</text:p>
      <text:h text:style-name="Heading_20_2" text:outline-level="2">Keywords</text:h>
      <text:p text:style-name="Text_20_body">The language contains no lexical keywords, all traditional keyword functionality is provided by functions in the language Prelude <text:span text:style-name="T2">e.g.</text:span><text:span text:style-name="T3"> the classical </text:span><text:span text:style-name="Teletype"><text:span text:style-name="T3">if</text:span></text:span><text:span text:style-name="T3"> statement is provided by the predefined functions:</text:span></text:p>
      <text:p text:style-name="P1">if &lt;condition&gt; &lt;true expression&gt; &lt;false expression&gt;</text:p>
      <text:p text:style-name="Text_20_body">and it's close cousins <text:span text:style-name="Teletype">when</text:span> and <text:span text:style-name="Teletype">unless</text:span> provide if-without-an-else functionality.</text:p>
      <text:p text:style-name="P1">when &lt;condition&gt; &lt;true expression&gt;</text:p>
      <text:p text:style-name="P1">unless &lt;condition&gt; &lt;false expression&gt;</text:p>
      <text:h text:style-name="Heading_20_2" text:outline-level="2">Identifiers</text:h>
      <text:p text:style-name="BNF">identifier<text:tab/>::= (letter|digit|“_”|“-”|“:”)+</text:p>
      <text:p text:style-name="BNF">letter<text:tab/>::= lowercase | uppercase </text:p>
      <text:p text:style-name="BNF">lowercase<text:tab/>::= &lt;any Unicode lowercase character&gt;</text:p>
      <text:p text:style-name="BNF">uppercase<text:tab/>::= &lt;any Unicode uppercase character&gt;</text:p>
      <text:p text:style-name="BNF">digit<text:tab/><text:tab/>::= &lt;any Unicode numeric character&gt;</text:p>
      <text:h text:style-name="Heading_20_2" text:outline-level="2">Literals</text:h>
      <text:p text:style-name="Text_20_body">Escape characters are not interpreted or recognised. Any escaped character sequence will be passed through as output or input to functions verbatim.</text:p>
      <text:p text:style-name="BNF"><text:soft-page-break/>stringliteral<text:tab/>::= “"” stringitem “"” | “'” stringitem “'”</text:p>
      <text:p text:style-name="BNF">stringitem<text:tab/><text:tab/>::= stringchar</text:p>
      <text:p text:style-name="BNF">stringcar<text:tab/><text:tab/>::= &lt;any Unicode character except “'” or “"” or</text:p>
      <text:p text:style-name="BNF"><text:tab/><text:tab/><text:tab/><text:tab/>“\” or newline</text:p>
      <text:h text:style-name="Heading_20_2" text:outline-level="2">Operators</text:h>
      <text:p text:style-name="Text_20_body">The following tokens are operators:</text:p>
      <text:p text:style-name="P2">=<text:tab/><text:tab/>.<text:tab/><text:tab/>,<text:tab/><text:tab/>==</text:p>
      <text:h text:style-name="Heading_20_2" text:outline-level="2">Delimiters</text:h>
      <text:p text:style-name="Text_20_body">The following are grammatical delimiters which the lexer needs recognise:</text:p>
      <text:p text:style-name="BNF">(<text:tab/><text:tab/>)<text:tab/><text:tab/>[<text:tab/><text:tab/>]</text:p>
      <text:p text:style-name="Text_20_body">These Basic Latin block characters have meaning to the lexer as delimiters of other tokens</text:p>
      <text:p text:style-name="BNF">'<text:tab/><text:tab/>"</text:p>
      <text:h text:style-name="Heading_20_1" text:outline-level="1">Expressions</text:h>
      <text:p text:style-name="Text_20_body">An expression consists of either a literal, identifier, operator or grouping</text:p>
      <text:p text:style-name="BNF">expression<text:tab/>::= grouping | operator | literal</text:p>
      <text:p text:style-name="BNF">literal <text:tab/>::= stringliteral</text:p>
      <text:p text:style-name="BNF">grouping<text:tab/>::= “(” expression “)”</text:p>
      <text:h text:style-name="Heading_20_3" text:outline-level="3">Operator</text:h>
      <text:p text:style-name="Text_20_body">In this language function application is denoted by white space after the function name all other operators are infix</text:p>
      <text:p text:style-name="BNF">operator<text:tab/>::= value | function | concat | equality | assignment</text:p>
      <text:p text:style-name="BNF">value<text:tab/>::= identifier | dereference</text:p>
      <text:p text:style-name="BNF">dereference ::= value “[” expression “]”</text:p>
      <text:p text:style-name="BNF"><text:tab/><text:tab/> <text:s text:c="2"/>| value “.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NF" style:family="paragraph" style:parent-style-name="Preformatted_20_Text" style:master-page-name="">
      <style:paragraph-properties fo:margin-left="0.5in" fo:margin-right="0.5in" fo:keep-together="always" fo:text-indent="0in" style:auto-text-indent="false" style:page-number="auto" fo:background-color="#e6e6ff" fo:padding="0.0799in" fo:border-left="0.0008in solid #ffffff" fo:border-right="0.0008in solid #ffffff" fo:border-top="0.0008in solid #000000" fo:border-bottom="0.0008in solid #000000" style:shadow="none" fo:keep-with-next="always">
        <style:background-image/>
      </style:paragraph-properties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11:35:43</meta:creation-date>
    <dc:date>2009-10-06T22:17:40</dc:date>
    <meta:editing-duration>PT151H23M52S</meta:editing-duration>
    <meta:editing-cycles>14</meta:editing-cycles>
    <meta:generator>OpenOffice.org/3.0$Unix OpenOffice.org_project/300m15$Build-9379</meta:generator>
    <meta:document-statistic meta:table-count="0" meta:image-count="0" meta:object-count="0" meta:page-count="2" meta:paragraph-count="50" meta:word-count="380" meta:character-count="2457"/>
    <meta:user-defined meta:name="Info 1"/>
    <meta:user-defined meta:name="Info 2"/>
    <meta:user-defined meta:name="Info 3"/>
    <meta:user-defined meta:name="Info 4"/>
  </office:meta>
</office:document-meta>
</file>